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085eea"/>
    </style:style>
    <style:style style:name="P2" style:family="paragraph" style:parent-style-name="Standard">
      <style:text-properties fo:language="en" fo:country="US" officeooo:paragraph-rsid="00061577"/>
    </style:style>
    <style:style style:name="P3" style:family="paragraph" style:parent-style-name="Standard">
      <style:text-properties fo:language="en" fo:country="US" officeooo:paragraph-rsid="0007d2cb"/>
    </style:style>
    <style:style style:name="P4" style:family="paragraph" style:parent-style-name="Standard">
      <style:text-properties fo:language="en" fo:country="US" officeooo:rsid="00085eea" officeooo:paragraph-rsid="00085eea"/>
    </style:style>
    <style:style style:name="P5" style:family="paragraph" style:parent-style-name="Standard">
      <style:text-properties fo:language="en" fo:country="US" officeooo:paragraph-rsid="00085eea"/>
    </style:style>
    <style:style style:name="P6" style:family="paragraph" style:parent-style-name="Standard">
      <style:text-properties officeooo:paragraph-rsid="0008714a"/>
    </style:style>
    <style:style style:name="P7" style:family="paragraph" style:parent-style-name="Standard">
      <style:text-properties officeooo:rsid="00087cd1" officeooo:paragraph-rsid="00087cd1"/>
    </style:style>
    <style:style style:name="P8" style:family="paragraph" style:parent-style-name="Table_20_Contents">
      <style:text-properties fo:font-size="6pt" officeooo:rsid="0008714a" officeooo:paragraph-rsid="0008714a" style:font-size-asian="5.25pt" style:font-size-complex="6pt"/>
    </style:style>
    <style:style style:name="P9" style:family="paragraph" style:parent-style-name="Table_20_Contents">
      <style:text-properties fo:font-size="6pt" fo:language="en" fo:country="US" officeooo:rsid="0007d2cb" officeooo:paragraph-rsid="0007d2cb" style:font-size-asian="5.25pt" style:font-size-complex="6pt"/>
    </style:style>
    <style:style style:name="P10" style:family="paragraph" style:parent-style-name="Table_20_Contents">
      <style:text-properties fo:font-size="6pt" fo:language="en" fo:country="US" officeooo:rsid="00061577" officeooo:paragraph-rsid="0007d2cb" style:font-size-asian="5.25pt" style:font-size-complex="6pt"/>
    </style:style>
    <style:style style:name="P11" style:family="paragraph" style:parent-style-name="Table_20_Contents">
      <style:text-properties fo:font-size="6pt" fo:language="en" fo:country="US" officeooo:rsid="0007d2cb" officeooo:paragraph-rsid="0007d2cb" style:font-size-asian="6pt" style:font-size-complex="6pt"/>
    </style:style>
    <style:style style:name="P12" style:family="paragraph" style:parent-style-name="Table_20_Contents">
      <style:text-properties fo:font-size="6pt" fo:language="en" fo:country="US" officeooo:rsid="0007d2cb" officeooo:paragraph-rsid="00085eea" style:font-size-asian="6pt" style:font-size-complex="6pt"/>
    </style:style>
    <style:style style:name="P13" style:family="paragraph" style:parent-style-name="Table_20_Contents">
      <style:text-properties fo:font-size="6pt" fo:language="en" fo:country="US" officeooo:rsid="0007d2cb" officeooo:paragraph-rsid="0008714a" style:font-size-asian="6pt" style:font-size-complex="6pt"/>
    </style:style>
    <style:style style:name="P14" style:family="paragraph" style:parent-style-name="Table_20_Contents">
      <style:text-properties fo:font-size="6pt" fo:language="en" fo:country="US" officeooo:rsid="00085eea" officeooo:paragraph-rsid="00085eea" style:font-size-asian="6pt" style:font-size-complex="6pt"/>
    </style:style>
    <style:style style:name="P15" style:family="paragraph" style:parent-style-name="Table_20_Contents">
      <style:text-properties fo:font-size="6pt" fo:language="en" fo:country="US" officeooo:rsid="00085eea" officeooo:paragraph-rsid="0008714a" style:font-size-asian="6pt" style:font-size-complex="6pt"/>
    </style:style>
    <style:style style:name="P16" style:family="paragraph" style:parent-style-name="Table_20_Contents">
      <style:text-properties fo:font-size="6pt" fo:language="en" fo:country="US" officeooo:paragraph-rsid="0008714a" style:font-size-asian="6pt" style:font-size-complex="6pt"/>
    </style:style>
    <style:style style:name="P17" style:family="paragraph" style:parent-style-name="Table_20_Contents">
      <style:text-properties fo:font-size="6pt" fo:language="en" fo:country="US" officeooo:rsid="00087cd1" officeooo:paragraph-rsid="00087cd1" style:font-size-asian="6pt" style:font-size-complex="6pt"/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text-properties fo:language="en" fo:country="US" officeooo:rsid="0007d2cb" officeooo:paragraph-rsid="000a9056"/>
    </style:style>
    <style:style style:name="P20" style:family="paragraph" style:parent-style-name="Table_20_Contents">
      <style:text-properties fo:language="en" fo:country="US" officeooo:paragraph-rsid="0007d2cb"/>
    </style:style>
    <style:style style:name="P21" style:family="paragraph" style:parent-style-name="Table_20_Contents">
      <style:text-properties fo:language="en" fo:country="US" officeooo:paragraph-rsid="00085eea"/>
    </style:style>
    <style:style style:name="P22" style:family="paragraph" style:parent-style-name="Table_20_Contents">
      <style:text-properties fo:language="en" fo:country="US" officeooo:paragraph-rsid="0008714a"/>
    </style:style>
    <style:style style:name="P23" style:family="paragraph" style:parent-style-name="Table_20_Contents">
      <style:text-properties fo:language="en" fo:country="US" officeooo:paragraph-rsid="000a9056"/>
    </style:style>
    <style:style style:name="P24" style:family="paragraph" style:parent-style-name="Table_20_Contents">
      <style:text-properties fo:language="en" fo:country="US" officeooo:rsid="000a9056" officeooo:paragraph-rsid="000a9056"/>
    </style:style>
    <style:style style:name="P25" style:family="paragraph" style:parent-style-name="Table_20_Contents">
      <style:text-properties officeooo:paragraph-rsid="0008714a"/>
    </style:style>
    <style:style style:name="P26" style:family="paragraph" style:parent-style-name="Table_20_Contents">
      <style:text-properties officeooo:paragraph-rsid="00087cd1"/>
    </style:style>
    <style:style style:name="P27" style:family="paragraph" style:parent-style-name="Table_20_Contents">
      <style:text-properties fo:font-size="12pt" fo:language="en" fo:country="US" officeooo:rsid="0007d2cb" officeooo:paragraph-rsid="000a9056" style:font-size-asian="10.5pt" style:font-size-complex="12pt"/>
    </style:style>
    <style:style style:name="P28" style:family="paragraph" style:parent-style-name="Table_20_Contents">
      <style:text-properties fo:font-size="12pt" fo:language="en" fo:country="US" officeooo:rsid="00087cd1" officeooo:paragraph-rsid="00087cd1" style:font-size-asian="10.5pt" style:font-size-complex="12pt"/>
    </style:style>
    <style:style style:name="P29" style:family="paragraph" style:parent-style-name="Table_20_Contents">
      <style:text-properties fo:font-size="12pt" fo:language="en" fo:country="US" officeooo:rsid="000a9056" officeooo:paragraph-rsid="000a9056" style:font-size-asian="10.5pt" style:font-size-complex="12pt"/>
    </style:style>
    <style:style style:name="P30" style:family="paragraph" style:parent-style-name="Table_20_Contents">
      <style:text-properties fo:font-size="12pt" fo:language="en" fo:country="US" officeooo:rsid="000a9056" officeooo:paragraph-rsid="000c585b" style:font-size-asian="10.5pt" style:font-size-complex="12pt"/>
    </style:style>
    <style:style style:name="P31" style:family="paragraph" style:parent-style-name="Table_20_Contents">
      <style:text-properties fo:font-size="12pt" officeooo:rsid="000a9056" officeooo:paragraph-rsid="000a9056" style:font-size-asian="10.5pt" style:font-size-complex="12pt"/>
    </style:style>
    <style:style style:name="P32" style:family="paragraph" style:parent-style-name="Table_20_Contents">
      <style:text-properties officeooo:rsid="000a9056" officeooo:paragraph-rsid="000a9056"/>
    </style:style>
    <style:style style:name="P33" style:family="paragraph" style:parent-style-name="Text_20_body">
      <style:text-properties fo:language="en" fo:country="US" officeooo:rsid="00061577" officeooo:paragraph-rsid="00061577"/>
    </style:style>
    <style:style style:name="P34" style:family="paragraph" style:parent-style-name="Text_20_body">
      <style:text-properties fo:font-size="18pt" fo:language="en" fo:country="US" officeooo:rsid="00061577" officeooo:paragraph-rsid="00061577" style:font-size-asian="18pt" style:font-size-complex="18pt"/>
    </style:style>
    <style:style style:name="P35" style:family="paragraph">
      <style:paragraph-properties fo:text-align="center"/>
    </style:style>
    <style:style style:name="T1" style:family="text">
      <style:text-properties officeooo:rsid="00085eea"/>
    </style:style>
    <style:style style:name="T2" style:family="text">
      <style:text-properties fo:font-size="6pt" officeooo:rsid="00085eea" style:font-size-asian="6pt" style:font-size-complex="6pt"/>
    </style:style>
    <style:style style:name="T3" style:family="text">
      <style:text-properties fo:font-size="6pt" fo:language="en" fo:country="US" officeooo:rsid="00085eea" style:font-size-asian="6pt" style:font-size-complex="6pt"/>
    </style:style>
    <style:style style:name="T4" style:family="text">
      <style:text-properties fo:font-size="6pt" fo:language="en" fo:country="US" officeooo:rsid="0008714a" style:font-size-asian="6pt" style:font-size-complex="6pt"/>
    </style:style>
    <style:style style:name="T5" style:family="text">
      <style:text-properties fo:font-size="6pt" fo:language="en" fo:country="US" officeooo:rsid="00087cd1" style:font-size-asian="6pt" style:font-size-complex="6pt"/>
    </style:style>
    <style:style style:name="T6" style:family="text">
      <style:text-properties officeooo:rsid="0008714a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85eea"/>
    </style:style>
    <style:style style:name="T9" style:family="text">
      <style:text-properties fo:language="en" fo:country="US" officeooo:rsid="00087cd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Apartment rental agreement</text:p>
      <text:p text:style-name="Text_20_body"/>
      <text:p text:style-name="P33">Landlord</text:p>
      <table:table table:name="Table1" table:style-name="Table1">
        <table:table-column table:style-name="Table1.A" table:number-columns-repeated="2"/>
        <table:table-row table:style-name="TableLine94212478077184">
          <table:table-cell table:style-name="Table1.A1" office:value-type="string">
            <text:p text:style-name="P9">Name</text:p>
            <text:p text:style-name="P29">Veikko Koivunen</text:p>
          </table:table-cell>
          <table:table-cell table:style-name="Table1.A1" office:value-type="string">
            <text:p text:style-name="P10">Social security number</text:p>
            <text:p text:style-name="P29">070656-155R</text:p>
          </table:table-cell>
        </table:table-row>
        <table:table-row table:style-name="TableLine94212478077184">
          <table:table-cell table:style-name="Table1.A1" office:value-type="string">
            <text:p text:style-name="P11">Street address</text:p>
            <text:p text:style-name="P18">Hevosmiehenkatu 1</text:p>
          </table:table-cell>
          <table:table-cell table:style-name="Table1.A1" office:value-type="string">
            <text:p text:style-name="P11">Postal number</text:p>
            <text:p text:style-name="P19">00770</text:p>
          </table:table-cell>
        </table:table-row>
        <table:table-row table:style-name="TableLine94212478077184">
          <table:table-cell table:style-name="Table1.A1" office:value-type="string">
            <text:p text:style-name="P11">City</text:p>
            <text:p text:style-name="P23">Helsinki</text:p>
          </table:table-cell>
          <table:table-cell table:style-name="Table1.A1" office:value-type="string">
            <text:p text:style-name="P18"/>
          </table:table-cell>
        </table:table-row>
        <table:table-row table:style-name="TableLine94212478077184">
          <table:table-cell table:style-name="Table1.A1" office:value-type="string">
            <text:p text:style-name="P11">Phone number</text:p>
            <text:p text:style-name="P24">040 334 5522</text:p>
          </table:table-cell>
          <table:table-cell table:style-name="Table1.A1" office:value-type="string">
            <text:p text:style-name="P11">Email</text:p>
            <text:p text:style-name="P29">veikko.koivunen@gmail.com</text:p>
          </table:table-cell>
        </table:table-row>
      </table:table>
      <text:p text:style-name="P2">Tenant</text:p>
      <table:table table:name="Table2" table:style-name="Table2">
        <table:table-column table:style-name="Table2.A" table:number-columns-repeated="2"/>
        <table:table-row table:style-name="TableLine94212462893824">
          <table:table-cell table:style-name="Table2.A1" office:value-type="string">
            <text:p text:style-name="P9">Name</text:p>
            <text:p text:style-name="P24">_</text:p>
          </table:table-cell>
          <table:table-cell table:style-name="Table2.A1" office:value-type="string">
            <text:p text:style-name="P10">Social security number</text:p>
            <text:p text:style-name="P29">010880-349T</text:p>
          </table:table-cell>
        </table:table-row>
        <table:table-row table:style-name="TableLine94212462893824">
          <table:table-cell table:style-name="Table2.A1" office:value-type="string">
            <text:p text:style-name="P11">Street address</text:p>
            <text:p text:style-name="P20">Kallioruohonpolku 2</text:p>
          </table:table-cell>
          <table:table-cell table:style-name="Table2.A1" office:value-type="string">
            <text:p text:style-name="P11">Postal number</text:p>
            <text:p text:style-name="P19">01300</text:p>
          </table:table-cell>
        </table:table-row>
        <table:table-row table:style-name="TableLine94212462893824">
          <table:table-cell table:style-name="Table2.A1" office:value-type="string">
            <text:p text:style-name="P11">City</text:p>
            <text:p text:style-name="P23">Vantaa</text:p>
          </table:table-cell>
          <table:table-cell table:style-name="Table2.A1" office:value-type="string">
            <text:p text:style-name="P20"/>
          </table:table-cell>
        </table:table-row>
        <table:table-row table:style-name="TableLine94212462893824">
          <table:table-cell table:style-name="Table2.A1" office:value-type="string">
            <text:p text:style-name="P11">Phone number</text:p>
            <text:p text:style-name="P24">050 556 2231</text:p>
          </table:table-cell>
          <table:table-cell table:style-name="Table2.A1" office:value-type="string">
            <text:p text:style-name="P11">Email</text:p>
            <text:p text:style-name="P29">risto.heikkinen@outlook.com</text:p>
          </table:table-cell>
        </table:table-row>
      </table:table>
      <text:p text:style-name="P3"/>
      <text:p text:style-name="P4">Rental property</text:p>
      <table:table table:name="Table3" table:style-name="Table3">
        <table:table-column table:style-name="Table3.A" table:number-columns-repeated="2"/>
        <table:table-row table:style-name="TableLine94212453488128">
          <table:table-cell table:style-name="Table3.A1" office:value-type="string">
            <text:p text:style-name="P12">Street address</text:p>
            <text:p text:style-name="P21">Junailijankuja 3</text:p>
          </table:table-cell>
          <table:table-cell table:style-name="Table3.A1" office:value-type="string">
            <text:p text:style-name="P14">Apartment number</text:p>
            <text:p text:style-name="P24">34</text:p>
          </table:table-cell>
        </table:table-row>
        <table:table-row table:style-name="TableLine94212453488128">
          <table:table-cell table:style-name="Table3.A1" office:value-type="string">
            <text:p text:style-name="P12">City</text:p>
            <text:p text:style-name="P23">Helsinki</text:p>
          </table:table-cell>
          <table:table-cell table:style-name="Table3.A1" office:value-type="string">
            <text:p text:style-name="P12">Postal number</text:p>
            <text:p text:style-name="P27">00520</text:p>
          </table:table-cell>
        </table:table-row>
        <table:table-row table:style-name="TableLine94212453488128">
          <table:table-cell table:style-name="Table3.A1" office:value-type="string">
            <text:p text:style-name="P21"><text:span text:style-name="T2">Apartment includes </text:span></text:p>
            <text:p text:style-name="P24">Sofa, television, table</text:p>
          </table:table-cell>
          <table:table-cell table:style-name="Table3.A1" office:value-type="string">
            <text:p text:style-name="P14">Additional information</text:p>
            <text:p text:style-name="P29">No smoking</text:p>
          </table:table-cell>
        </table:table-row>
      </table:table>
      <text:p text:style-name="P5"/>
      <text:p text:style-name="P4">Rental period</text:p>
      <table:table table:name="Table4" table:style-name="Table4">
        <table:table-column table:style-name="Table4.A" table:number-columns-repeated="2"/>
        <table:table-row table:style-name="TableLine94212482819072">
          <table:table-cell table:style-name="Table4.A1" office:value-type="string">
            <text:p text:style-name="P14">Start date</text:p>
            <text:p text:style-name="P24">1.12.2023</text:p>
          </table:table-cell>
          <table:table-cell table:style-name="Table4.A1" office:value-type="string">
            <text:p text:style-name="P14">End date</text:p>
            <text:p text:style-name="P24">30.6.2024</text:p>
          </table:table-cell>
        </table:table-row>
      </table:table>
      <text:p text:style-name="P1"/>
      <text:p text:style-name="P6"><text:span text:style-name="T6">Rent</text:span></text:p>
      <table:table table:name="Table6" table:style-name="Table6">
        <table:table-column table:style-name="Table6.A" table:number-columns-repeated="2"/>
        <table:table-row table:style-name="TableLine94212478395904">
          <table:table-cell table:style-name="Table6.A1" office:value-type="string">
            <text:p text:style-name="P15">Amount of rent (euros / month)</text:p>
            <text:p text:style-name="P24">850</text:p>
          </table:table-cell>
          <table:table-cell table:style-name="Table6.A1" office:value-type="string">
            <text:p text:style-name="P15">Payment due date</text:p>
            <text:p text:style-name="P24">last day of every month</text:p>
          </table:table-cell>
        </table:table-row>
        <table:table-row table:style-name="TableLine94212478395904">
          <table:table-cell table:style-name="Table6.A1" office:value-type="string">
            <text:p text:style-name="P13">Other payments</text:p>
            <text:p text:style-name="P24">Sauna 15 euros / month</text:p>
          </table:table-cell>
          <table:table-cell table:style-name="Table6.A1" office:value-type="string">
            <text:p text:style-name="P13">Late fee (%)</text:p>
            <text:p text:style-name="P29">7.5</text:p>
          </table:table-cell>
        </table:table-row>
        <table:table-row table:style-name="TableLine94212478395904">
          <table:table-cell table:style-name="Table6.A1" office:value-type="string">
            <text:p text:style-name="P16"><text:span text:style-name="T6">Security</text:span><text:span text:style-name="T1"> deposit</text:span></text:p>
            <text:p text:style-name="P24">1700 euros</text:p>
          </table:table-cell>
          <table:table-cell table:style-name="Table6.A1" office:value-type="string">
            <text:p text:style-name="P25"><text:span text:style-name="T3">Sec</text:span><text:span text:style-name="T4">urity deposit du</text:span><text:span text:style-name="T3">e date</text:span></text:p>
            <text:p text:style-name="P31"><text:span text:style-name="T8">2</text:span><text:span text:style-name="T7">0.10.2023</text:span></text:p>
          </table:table-cell>
        </table:table-row>
      </table:table>
      <text:p text:style-name="P6"/>
      <table:table table:name="Table5" table:style-name="Table5">
        <table:table-column table:style-name="Table5.A"/>
        <table:table-row table:style-name="TableLine94212381554528">
          <table:table-cell table:style-name="Table5.A1" office:value-type="string">
            <text:p text:style-name="P8">Other terms and conditions</text:p>
            <text:p text:style-name="P32">No smoking, no animals</text:p>
          </table:table-cell>
        </table:table-row>
      </table:table>
      <text:p text:style-name="P6"/>
      <text:p text:style-name="P6"/>
      <text:p text:style-name="P7">Signatures</text:p>
      <table:table table:name="Table7" table:style-name="Table7">
        <table:table-column table:style-name="Table7.A" table:number-columns-repeated="2"/>
        <table:table-row table:style-name="TableLine94212478622272">
          <table:table-cell table:style-name="Table7.A1" office:value-type="string">
            <text:p text:style-name="P17">Place and time</text:p>
            <text:p text:style-name="P24">Helsinki 19.10.2023</text:p>
          </table:table-cell>
          <table:table-cell table:style-name="Table7.A1" office:value-type="string">
            <text:p text:style-name="P17">Place and time</text:p>
            <text:p text:style-name="P24">Vantaa 20.10.2023</text:p>
          </table:table-cell>
        </table:table-row>
        <table:table-row table:style-name="TableLine94212478622272">
          <table:table-cell table:style-name="Table7.A1" office:value-type="string">
            <text:p text:style-name="P17">Signature landlord</text:p>
            <text:p text:style-name="P22"><draw:path text:anchor-type="paragraph" draw:z-index="0" draw:name="Shape1" draw:style-name="gr1" draw:text-style-name="P35" svg:width="5.282cm" svg:height="1.303cm" draw:transform="rotate (-0.239459173373622) translate (0.625483879935734cm -1.07475523666134cm)" svg:viewBox="0 0 5283 1304" svg:d="M0 1232c252-195 150 257 560-21 263-178 391-208 582-84 376 245 256-342 596-184 228 106 431-107 633-194 224-97 315-331 612-286 309 48 628-22 944-34 218-8 435-73 652-121 213-48 420-124 603-245l101-63"><text:p/></draw:path><draw:polyline text:anchor-type="paragraph" draw:z-index="1" draw:name="Shape2" draw:style-name="gr1" draw:text-style-name="P35" svg:width="0.585cm" svg:height="0.028cm" draw:transform="rotate (0.112922802604033) translate (6.39938888888889cm 0.178152777777781cm)" svg:viewBox="0 0 586 29" draw:points="0,0 228,6 418,10 586,29"><text:p/></draw:polyline></text:p>
          </table:table-cell>
          <table:table-cell table:style-name="Table7.A1" office:value-type="string">
            <text:p text:style-name="P17"><draw:path text:anchor-type="paragraph" draw:z-index="2" draw:name="Shape3" draw:style-name="gr1" draw:text-style-name="P35" svg:width="0.476cm" svg:height="4.345cm" draw:transform="rotate (-1.5707963267949) translate (5.19465277777778cm 0.19336405207408cm)" svg:viewBox="0 0 477 4346" svg:d="M191 4346c598-33-448-225-56-169 531 75 294-217 188-284-668-423 121 254-93-341-100-278 43-416 76-642 32-218 180-474 56-661-169-257-387 201-360 377 54 337 507 179 473-93-30-240 16-512-113-718-190-304-416 155-340 321 210 459 309-182 321-321 25-291-197-478-94-776 66-189 13-402 18-605v-226l-18-189v-19"><text:p/></draw:path>Signature tenant</text:p>
            <text:p text:style-name="P28"><draw:polyline text:anchor-type="paragraph" draw:z-index="3" draw:name="Shape4" draw:style-name="gr1" draw:text-style-name="P35" svg:width="0.604cm" svg:height="0cm" svg:x="5.78cm" svg:y="0.217cm" svg:viewBox="0 0 605 0" draw:points="0,0 228,0 453,0 605,0"><text:p/></draw:polyline></text:p>
          </table:table-cell>
        </table:table-row>
        <table:table-row table:style-name="TableLine94212478622272">
          <table:table-cell table:style-name="Table7.A1" office:value-type="string">
            <text:p text:style-name="P25"><text:span text:style-name="T5">Clarification of signature, landlord</text:span><text:span text:style-name="T3"> </text:span></text:p>
            <text:p text:style-name="P30">Veikko Koivunen</text:p>
          </table:table-cell>
          <table:table-cell table:style-name="Table7.A1" office:value-type="string">
            <text:p text:style-name="P26"><text:span text:style-name="T5">Clarification of signature, tenant</text:span></text:p>
            <text:p text:style-name="P30"><text:span text:style-name="T9">Risto Heikkinen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8T00:13:22.602072600</meta:creation-date>
    <dc:date>2023-10-18T01:26:27.150030806</dc:date>
    <meta:editing-duration>PT21M22S</meta:editing-duration>
    <meta:editing-cycles>5</meta:editing-cycles>
    <meta:generator>LibreOffice/6.4.7.2$Linux_X86_64 LibreOffice_project/40$Build-2</meta:generator>
    <meta:document-statistic meta:table-count="7" meta:image-count="0" meta:object-count="0" meta:page-count="1" meta:paragraph-count="75" meta:word-count="152" meta:character-count="1023" meta:non-whitespace-character-count="944"/>
  </office:meta>
</office:document-meta>
</file>